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readDocument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Utils.writeDocument( Document document , File configurationFile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Utils.writeDocument( Document document , StringWriter out , OutputFormat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Utils.writeDocument( Document document , String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writeDocument( Document document , File configur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